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On average, how many hours per week do you spend developing open-source hardware? </text:p>
          </table:table-cell>
          <table:covered-table-cell table:style-name="ce8" office:value-type="string">
            <text:p>On average, how many hours per week do you spend developing open-source hardware? </text:p>
          </table:covered-table-cell>
          <table:covered-table-cell table:style-name="ce8" office:value-type="string">
            <text:p>On average, how many hours per week do you spend developing open-source hardware? </text:p>
          </table:covered-table-cell>
          <table:covered-table-cell table:style-name="ce8" office:value-type="string">
            <text:p>On average, how many hours per week do you spend developing open-source hardware? 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less than 5 hours</text:p>
          </table:table-cell>
          <table:covered-table-cell table:style-name="ce10" office:value-type="string">
            <text:p>less than 5 hours</text:p>
          </table:covered-table-cell>
          <table:table-cell table:style-name="ce14" office:value-type="percentage" office:value="0.395">
            <text:p>39.5%</text:p>
          </table:table-cell>
          <table:table-cell table:style-name="ce15" office:value-type="float" office:value="273">
            <text:p>27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5 to 10 hours</text:p>
          </table:table-cell>
          <table:covered-table-cell table:style-name="ce10" office:value-type="string">
            <text:p>5 to 10 hours</text:p>
          </table:covered-table-cell>
          <table:table-cell table:style-name="ce14" office:value-type="percentage" office:value="0.301">
            <text:p>30.1%</text:p>
          </table:table-cell>
          <table:table-cell table:style-name="ce15" office:value-type="float" office:value="208">
            <text:p>20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0 to 20 hours</text:p>
          </table:table-cell>
          <table:covered-table-cell table:style-name="ce10" office:value-type="string">
            <text:p>10 to 20 hours</text:p>
          </table:covered-table-cell>
          <table:table-cell table:style-name="ce14" office:value-type="percentage" office:value="0.155">
            <text:p>15.5%</text:p>
          </table:table-cell>
          <table:table-cell table:style-name="ce15" office:value-type="float" office:value="107">
            <text:p>10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 to 40 hours</text:p>
          </table:table-cell>
          <table:covered-table-cell table:style-name="ce10" office:value-type="string">
            <text:p>20 to 40 hours</text:p>
          </table:covered-table-cell>
          <table:table-cell table:style-name="ce14" office:value-type="percentage" office:value="0.104">
            <text:p>10.4%</text:p>
          </table:table-cell>
          <table:table-cell table:style-name="ce15" office:value-type="float" office:value="72">
            <text:p>7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ore than 40 hours</text:p>
          </table:table-cell>
          <table:covered-table-cell table:style-name="ce10" office:value-type="string">
            <text:p>more than 40 hours</text:p>
          </table:covered-table-cell>
          <table:table-cell table:style-name="ce14" office:value-type="percentage" office:value="0.045">
            <text:p>4.5%</text:p>
          </table:table-cell>
          <table:table-cell table:style-name="ce15" office:value-type="float" office:value="31">
            <text:p>31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691">
            <text:p>691</text:p>
          </table:covered-table-cell>
          <table:table-cell table:style-name="ce16" office:value-type="float" office:value="691">
            <text:p>69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153">
            <text:p>153</text:p>
          </table:covered-table-cell>
          <table:table-cell table:style-name="ce17" office:value-type="float" office:value="153">
            <text:p>153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0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graphic-properties draw:stroke="none" svg:stroke-width="0cm" svg:stroke-color="#000000" svg:stroke-opacity="100%" draw:fill="solid" draw:fill-color="#eeeeee" draw:opacity="100%"/>
    </style:style>
    <style:style style:name="ch14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0.999cm" svg:y="0.18cm" chart:style-name="ch2">
          <text:p>On average, how many hours per week do you spend developing open-source hardware? </text:p>
        </chart:title>
        <chart:legend chart:legend-position="end" svg:x="11.875cm" svg:y="3.194cm" chart:style-name="ch3"/>
        <chart:plot-area chart:style-name="ch4" table:cell-range-address="'Question 1'.A4:'Question 1'.A8 'Question 1'.C4:'Question 1'.C8" chart:data-source-has-labels="column" svg:x="0.321cm" svg:y="0.756cm" svg:width="11.234cm" svg:height="7.849cm">
          <chart:axis chart:dimension="x" chart:name="primary-x" chart:style-name="ch5">
            <chart:categories table:cell-range-address="'Question 1'.A4:'Question 1'.A8"/>
          </chart:axis>
          <chart:axis chart:dimension="y" chart:name="primary-y" chart:style-name="ch6"/>
          <chart:series chart:style-name="ch7" chart:values-cell-range-address="'Question 1'.C4:'Question 1'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less than 5 hours</text:p>
              </table:table-cell>
              <table:table-cell office:value-type="float" office:value="0.395">
                <text:p text:id="'Question 1'.C4:'Question 1'.C8">0.395</text:p>
              </table:table-cell>
            </table:table-row>
            <table:table-row>
              <table:table-cell office:value-type="string">
                <text:p>5 to 10 hours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0 to 20 hours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 to 40 hours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more than 40 hours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